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5c3fb" officeooo:paragraph-rsid="0012bdbe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5c3fb" officeooo:paragraph-rsid="0012bdb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21556" officeooo:paragraph-rsid="0012bdbe" style:font-size-asian="16pt" style:font-weight-asian="bold" style:font-size-complex="16pt" style:font-weight-complex="bold"/>
    </style:style>
    <style:style style:name="T1" style:family="text">
      <style:text-properties officeooo:rsid="000e5364"/>
    </style:style>
    <style:style style:name="T2" style:family="text">
      <style:text-properties officeooo:rsid="0012bd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Объектно-ориентированное программирование</text:p>
      <text:p text:style-name="P3">Отчет к лаб. Работе №<text:span text:style-name="T2">4</text:span></text:p>
      <text:p text:style-name="P1">Вариант 5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09:34:28.956831974</meta:creation-date>
    <dc:date>2022-09-27T10:00:16.046012637</dc:date>
    <meta:editing-duration>PT25M47S</meta:editing-duration>
    <meta:editing-cycles>1</meta:editing-cycles>
    <meta:document-statistic meta:table-count="0" meta:image-count="0" meta:object-count="0" meta:page-count="1" meta:paragraph-count="3" meta:word-count="9" meta:character-count="72" meta:non-whitespace-character-count="66"/>
    <meta:generator>LibreOffice/7.4.0.3$Linux_X86_64 LibreOffice_project/40$Build-3</meta:generator>
  </office:meta>
</office:document-meta>
</file>